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Temperature Converter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text-align: center;</text:p>
      <text:p text:style-name="Standard"><text:s text:c="8"/>}</text:p>
      <text:p text:style-name="Standard"><text:s text:c="8"/>#container {</text:p>
      <text:p text:style-name="Standard"><text:s text:c="12"/>margin: 50px auto;</text:p>
      <text:p text:style-name="Standard"><text:s text:c="12"/>padding: 20px;</text:p>
      <text:p text:style-name="Standard"><text:s text:c="12"/>width: 300px;</text:p>
      <text:p text:style-name="Standard"><text:s text:c="12"/>border: 1px solid #ccc;</text:p>
      <text:p text:style-name="Standard"><text:s text:c="12"/>border-radius: 5px;</text:p>
      <text:p text:style-name="Standard"><text:s text:c="12"/>background-color: #f4f4f4;</text:p>
      <text:p text:style-name="Standard"><text:s text:c="8"/>}</text:p>
      <text:p text:style-name="Standard"><text:s text:c="8"/>h1 {</text:p>
      <text:p text:style-name="Standard"><text:s text:c="12"/>color: #333;</text:p>
      <text:p text:style-name="Standard"><text:s text:c="8"/>}</text:p>
      <text:p text:style-name="Standard"><text:s text:c="8"/>#result {</text:p>
      <text:p text:style-name="Standard"><text:s text:c="12"/>font-size: 20px;</text:p>
      <text:p text:style-name="Standard"><text:s text:c="12"/>margin-top: 10px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div id="container"&gt;</text:p>
      <text:p text:style-name="Standard"><text:s text:c="8"/>&lt;h1&gt;Temperature Converter&lt;/h1&gt;</text:p>
      <text:p text:style-name="Standard"><text:s text:c="8"/>&lt;label for="celsius"&gt;Enter temperature in Celsius:&lt;/label&gt;</text:p>
      <text:p text:style-name="Standard"><text:s text:c="8"/>&lt;input type="number" id="celsius" placeholder="Enter Celsius" oninput="convertTemperature()"&gt;</text:p>
      <text:p text:style-name="Standard"><text:s text:c="8"/>&lt;p id="result"&gt;&lt;/p&gt;</text:p>
      <text:p text:style-name="Standard"><text:s text:c="4"/>&lt;/div&gt;</text:p>
      <text:p text:style-name="Standard"/>
      <text:p text:style-name="Standard"><text:s text:c="4"/>&lt;script&gt;</text:p>
      <text:p text:style-name="Standard"><text:s text:c="8"/>function convertTemperature() {</text:p>
      <text:p text:style-name="Standard"><text:s text:c="12"/>const celsiusInput = document.getElementById("celsius").value;</text:p>
      <text:p text:style-name="Standard"><text:s text:c="12"/>const fahrenheit = (celsiusInput * 9/5) + 32;</text:p>
      <text:p text:style-name="Standard"><text:s text:c="12"/>const resultElement = document.getElementById("result");</text:p>
      <text:p text:style-name="Standard"><text:s text:c="12"/>resultElement.textContent = `${celsiusInput}°C is equal to ${fahrenheit.toFixed(2)}°F`;</text:p>
      <text:p text:style-name="Standard"><text:s text:c="8"/>}</text:p>
      <text:p text:style-name="Standard"><text:s text:c="4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0:51:55.854000000</meta:creation-date>
    <dc:date>2023-10-08T10:52:18.499000000</dc:date>
    <meta:editing-duration>PT25S</meta:editing-duration>
    <meta:editing-cycles>1</meta:editing-cycles>
    <meta:document-statistic meta:table-count="0" meta:image-count="0" meta:object-count="0" meta:page-count="1" meta:paragraph-count="45" meta:word-count="104" meta:character-count="1303" meta:non-whitespace-character-count="916"/>
    <meta:generator>LibreOffice/7.6.1.2$Windows_X86_64 LibreOffice_project/f5defcebd022c5bc36bbb79be232cb6926d8f674</meta:generator>
  </office:meta>
</office:document-meta>
</file>